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6cm" fo:min-width="1.68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83cm" fo:min-width="6.577cm"/>
      <style:paragraph-properties style:writing-mode="lr-tb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5" draw:marker-end-width="0.3cm" draw:fill="none" draw:textarea-vertical-align="middle"/>
    </style:style>
    <style:style style:name="gr5" style:family="graphic" style:parent-style-name="objectwithoutfill">
      <style:graphic-properties draw:marker-end="Arrowheads_20_7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895cm" fo:min-width="1.686cm"/>
      <style:paragraph-properties style:writing-mode="lr-tb"/>
    </style:style>
    <style:style style:name="gr7" style:family="graphic" style:parent-style-name="objectwithoutfill">
      <style:graphic-properties draw:marker-end="Arrowheads_20_8" draw:marker-end-width="0.3cm" draw:fill="none" draw:textarea-vertical-align="middle"/>
    </style:style>
    <style:style style:name="gr8" style:family="graphic" style:parent-style-name="objectwithoutfill">
      <style:graphic-properties draw:marker-end="Arrowheads_20_10" draw:marker-end-width="0.3cm" draw:fill="none" draw:textarea-vertical-align="middle"/>
    </style:style>
    <style:style style:name="gr9" style:family="graphic" style:parent-style-name="objectwithoutfill">
      <style:graphic-properties draw:marker-end="Arrowheads_20_13" draw:marker-end-width="0.3cm" draw:fill="none" draw:textarea-vertical-align="middle"/>
    </style:style>
    <style:style style:name="gr10" style:family="graphic" style:parent-style-name="objectwithoutfill">
      <style:graphic-properties draw:marker-end="Arrowheads_20_14" draw:marker-end-width="0.3cm" draw:fill="none" draw:textarea-vertical-align="middle"/>
    </style:style>
    <style:style style:name="gr11" style:family="graphic" style:parent-style-name="objectwithoutfill">
      <style:graphic-properties draw:marker-end="Arrowheads_20_16" draw:marker-end-width="0.3cm" draw:fill="none" draw:textarea-vertical-align="middle"/>
    </style:style>
    <style:style style:name="gr12" style:family="graphic" style:parent-style-name="objectwithoutfill">
      <style:graphic-properties draw:marker-end="Arrowheads_20_17" draw:marker-end-width="0.3cm" draw:fill="none" draw:textarea-vertical-align="middle"/>
    </style:style>
    <style:style style:name="gr13" style:family="graphic" style:parent-style-name="objectwithoutfill">
      <style:graphic-properties draw:marker-end="Arrowheads_20_18" draw:marker-end-width="0.3cm" draw:fill="none" draw:textarea-vertical-align="middle"/>
    </style:style>
    <style:style style:name="gr14" style:family="graphic" style:parent-style-name="objectwithoutfill">
      <style:graphic-properties draw:marker-end="Arrowheads_20_19" draw:marker-end-width="0.3cm" draw:fill="none" draw:textarea-vertical-align="middle"/>
    </style:style>
    <style:style style:name="gr15" style:family="graphic" style:parent-style-name="objectwithoutfill">
      <style:graphic-properties draw:marker-end="Arrowheads_20_20" draw:marker-end-width="0.3cm" draw:fill="none" draw:textarea-vertical-align="middle"/>
    </style:style>
    <style:style style:name="gr16" style:family="graphic" style:parent-style-name="objectwithoutfill">
      <style:graphic-properties draw:marker-end="Arrowheads_20_21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4.371cm" svg:height="2.29cm" svg:x="7.424cm" svg:y="1.75cm">
          <text:p text:style-name="P1">Star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" draw:id="id1" draw:layer="layout" svg:width="7.077cm" svg:height="0.833cm" svg:x="6.05cm" svg:y="6.329cm">
          <text:p text:style-name="P1">Show board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7.077cm" svg:height="0.833cm" svg:x="6.05cm" svg:y="8.411cm">
          <text:p text:style-name="P1">Wait for input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7.077cm" svg:height="0.833cm" svg:x="6.05cm" svg:y="12.826cm">
          <text:p text:style-name="P1">Process input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7.077cm" svg:height="0.833cm" svg:x="6.05cm" svg:y="16.923cm">
          <text:p text:style-name="P1">Execute mov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9.588cm" svg:y1="7.162cm" svg:x2="9.588cm" svg:y2="8.411cm" draw:start-shape="id1" draw:start-glue-point="2" draw:end-shape="id2" draw:end-glue-point="0" svg:d="M9588 7162v1249" svg:viewBox="0 0 1 1250">
          <text:p/>
        </draw:connector>
        <draw:custom-shape draw:style-name="gr2" draw:text-style-name="P1" xml:id="id3" draw:id="id3" draw:layer="layout" svg:width="7.077cm" svg:height="0.833cm" svg:x="6.05cm" svg:y="4.747cm">
          <text:p text:style-name="P1">Show board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588cm" svg:y1="5.58cm" svg:x2="9.588cm" svg:y2="6.329cm" draw:start-shape="id3" draw:start-glue-point="2" draw:end-shape="id1" draw:end-glue-point="0" svg:d="M9588 5580v749" svg:viewBox="0 0 1 750">
          <text:p/>
        </draw:connector>
        <draw:connector draw:style-name="gr5" draw:text-style-name="P2" draw:layer="layout" svg:x1="9.61cm" svg:y1="4.04cm" svg:x2="9.588cm" svg:y2="4.747cm" draw:start-shape="id4" draw:start-glue-point="6" draw:end-shape="id3" draw:end-glue-point="0" svg:d="M9610 4040v354h-22v353" svg:viewBox="0 0 23 708">
          <text:p/>
        </draw:connector>
        <draw:custom-shape draw:style-name="gr6" draw:text-style-name="P1" xml:id="id6" draw:id="id6" draw:layer="layout" svg:width="4.371cm" svg:height="2.289cm" svg:x="7.425cm" svg:y="18.34cm">
          <text:p text:style-name="P1">Is game o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9.588cm" svg:y1="17.756cm" svg:x2="9.611cm" svg:y2="18.34cm" draw:start-shape="id5" draw:start-glue-point="2" draw:end-shape="id6" draw:end-glue-point="4" svg:d="M9588 17756v291h23v293" svg:viewBox="0 0 24 585">
          <text:p/>
        </draw:connector>
        <draw:custom-shape draw:style-name="gr2" draw:text-style-name="P1" draw:layer="layout" svg:width="7.077cm" svg:height="0.833cm" svg:x="6.05cm" svg:y="4.747cm">
          <text:p text:style-name="P1">Set up board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7.077cm" svg:height="0.833cm" svg:x="6.05cm" svg:y="21.919cm">
          <text:p text:style-name="P1">Display outcome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9.611cm" svg:y1="20.629cm" svg:x2="9.588cm" svg:y2="21.919cm" draw:start-shape="id6" draw:start-glue-point="6" draw:end-shape="id7" draw:end-glue-point="0" svg:d="M9611 20629v645h-23v645" svg:viewBox="0 0 24 1291">
          <text:p/>
        </draw:connector>
        <draw:custom-shape draw:style-name="gr1" draw:text-style-name="P1" xml:id="id8" draw:id="id8" draw:layer="layout" svg:width="4.371cm" svg:height="2.29cm" svg:x="7.425cm" svg:y="23.668cm">
          <text:p text:style-name="P1">En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2" draw:layer="layout" draw:line-skew="4.873cm" svg:x1="11.796cm" svg:y1="19.485cm" svg:x2="13.127cm" svg:y2="6.745cm" draw:start-shape="id6" draw:start-glue-point="7" draw:end-shape="id1" draw:end-glue-point="1" svg:d="M11796 19485h6704v-12740h-5373" svg:viewBox="0 0 6705 12741">
          <text:p/>
        </draw:connector>
        <draw:connector draw:style-name="gr10" draw:text-style-name="P2" draw:layer="layout" svg:x1="9.588cm" svg:y1="22.752cm" svg:x2="9.611cm" svg:y2="23.668cm" draw:start-shape="id7" draw:start-glue-point="2" draw:end-shape="id8" draw:end-glue-point="4" svg:d="M9588 22752v458h23v458" svg:viewBox="0 0 24 917">
          <text:p/>
        </draw:connector>
        <draw:custom-shape draw:style-name="gr1" draw:text-style-name="P1" xml:id="id9" draw:id="id9" draw:layer="layout" svg:width="4.371cm" svg:height="2.29cm" svg:x="7.424cm" svg:y="9.751cm">
          <text:p text:style-name="P1">Is input vali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1" draw:id="id11" draw:layer="layout" svg:width="4.371cm" svg:height="2.29cm" svg:x="7.424cm" svg:y="14.051cm">
          <text:p text:style-name="P1">Is move possi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3" draw:layer="layout" svg:x1="11.795cm" svg:y1="10.896cm" svg:x2="13.127cm" svg:y2="8.827cm" draw:start-shape="id9" draw:start-glue-point="7" draw:end-shape="id2" draw:end-glue-point="1" svg:d="M11795 10896h1832v-2069h-500" svg:viewBox="0 0 1833 2070">
          <text:p/>
        </draw:connector>
        <draw:connector draw:style-name="gr12" draw:text-style-name="P3" draw:layer="layout" svg:x1="9.588cm" svg:y1="9.244cm" svg:x2="9.61cm" svg:y2="9.751cm" draw:start-shape="id2" draw:start-glue-point="2" draw:end-shape="id9" draw:end-glue-point="4" svg:d="M9588 9244v253h22v254" svg:viewBox="0 0 23 508">
          <text:p/>
        </draw:connector>
        <draw:connector draw:style-name="gr13" draw:text-style-name="P3" draw:layer="layout" svg:x1="9.61cm" svg:y1="12.041cm" svg:x2="9.588cm" svg:y2="12.826cm" draw:start-shape="id9" draw:start-glue-point="6" draw:end-shape="id10" draw:end-glue-point="0" svg:d="M9610 12041v393h-22v392" svg:viewBox="0 0 23 786">
          <text:p/>
        </draw:connector>
        <draw:connector draw:style-name="gr14" draw:text-style-name="P3" draw:layer="layout" draw:line-skew="3.123cm" svg:x1="11.795cm" svg:y1="15.196cm" svg:x2="13.127cm" svg:y2="8.827cm" draw:start-shape="id11" draw:start-glue-point="7" draw:end-shape="id2" draw:end-glue-point="1" svg:d="M11795 15196h4955v-6369h-3623" svg:viewBox="0 0 4956 6370">
          <text:p/>
        </draw:connector>
        <draw:connector draw:style-name="gr15" draw:text-style-name="P3" draw:layer="layout" svg:x1="9.588cm" svg:y1="13.659cm" svg:x2="9.61cm" svg:y2="14.051cm" draw:start-shape="id10" draw:start-glue-point="2" draw:end-shape="id11" draw:end-glue-point="4" svg:d="M9588 13659v196h22v196" svg:viewBox="0 0 23 393">
          <text:p/>
        </draw:connector>
        <draw:connector draw:style-name="gr16" draw:text-style-name="P3" draw:layer="layout" svg:x1="9.61cm" svg:y1="16.341cm" svg:x2="9.588cm" svg:y2="16.923cm" draw:start-shape="id11" draw:start-glue-point="6" draw:end-shape="id5" draw:end-glue-point="0" svg:d="M9610 16341v291h-22v291" svg:viewBox="0 0 23 58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9T13:51:34.021581222</meta:creation-date>
    <dc:date>2023-01-29T14:10:21.715361711</dc:date>
    <meta:editing-duration>PT5M59S</meta:editing-duration>
    <meta:editing-cycles>2</meta:editing-cycles>
    <meta:generator>LibreOffice/7.3.7.2$Linux_X86_64 LibreOffice_project/30$Build-2</meta:generator>
    <meta:document-statistic meta:object-count="25"/>
  </office:meta>
</office:document-meta>
</file>